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A279D9470073A7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284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15pt" fo:font-style="normal" fo:background-color="transparent" style:font-size-asian="15pt" style:font-style-asian="normal" style:font-size-complex="15pt" style:font-style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534cm" svg:x="18.094cm" svg:y="14.228cm">
          <text:p text:style-name="P4"><text:span text:style-name="T1">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752cm" svg:x="27.6cm" svg:y="20.948cm">
          <text:p text:style-name="P4"><text:span text:style-name="T1">db_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8">email</text:span><text:span text:style-name="T8"><text:tab/>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8">password_hash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3.39cm" svg:x="8.856cm" svg:y="25.31cm">
          <text:p text:style-name="P4"><text:span text:style-name="T1">album_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ord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5">band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label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1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genre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29cm" svg:x2="9.955cm" svg:y2="25.305cm">
          <text:p/>
        </draw:line>
        <draw:line draw:style-name="gr7" draw:text-style-name="P7" draw:layer="layout" svg:x1="9.937cm" svg:y1="24.111cm" svg:x2="8.935cm" svg:y2="25.305cm">
          <text:p/>
        </draw:line>
        <draw:line draw:style-name="gr7" draw:text-style-name="P7" draw:layer="layout" svg:x1="9.977cm" svg:y1="24.11cm" svg:x2="10.979cm" svg:y2="25.304cm">
          <text:p/>
        </draw:line>
        <draw:line draw:style-name="gr7" draw:text-style-name="P7" draw:layer="layout" svg:x1="18.135cm" svg:y1="18.83cm" svg:x2="18.135cm" svg:y2="25.279cm">
          <text:p/>
        </draw:line>
        <draw:line draw:style-name="gr7" draw:text-style-name="P7" draw:layer="layout" svg:x1="18.121cm" svg:y1="24.085cm" svg:x2="17.119cm" svg:y2="25.279cm">
          <text:p/>
        </draw:line>
        <draw:line draw:style-name="gr7" draw:text-style-name="P7" draw:layer="layout" svg:x1="18.161cm" svg:y1="24.084cm" svg:x2="19.163cm" svg:y2="25.278cm">
          <text:p/>
        </draw:line>
        <draw:line draw:style-name="gr7" draw:text-style-name="P7" draw:layer="layout" svg:x1="27.654cm" svg:y1="20.874cm" svg:x2="27.654cm" svg:y2="18.761cm">
          <text:p/>
        </draw:line>
        <draw:line draw:style-name="gr7" draw:text-style-name="P7" draw:layer="layout" svg:x1="27.678cm" svg:y1="19.847cm" svg:x2="28.68cm" svg:y2="18.761cm">
          <text:p/>
        </draw:line>
        <draw:line draw:style-name="gr7" draw:text-style-name="P7" draw:layer="layout" svg:x1="27.637cm" svg:y1="19.847cm" svg:x2="26.635cm" svg:y2="18.7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999999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8000000480A279D9470073A7BE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22:53:33.409969157</meta:creation-date>
    <dc:date>2023-12-17T22:22:07.163649656</dc:date>
    <meta:editing-duration>PT5H47M32S</meta:editing-duration>
    <meta:editing-cycles>13</meta:editing-cycles>
    <meta:generator>LibreOffice/6.4.7.2$Linux_X86_64 LibreOffice_project/40$Build-2</meta:generator>
    <meta:document-statistic meta:object-count="30"/>
  </office:meta>
</office:document-meta>
</file>